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rsid="00090c8c" officeooo:paragraph-rsid="00090c8c" style:font-size-asian="18pt" style:font-size-complex="18pt"/>
    </style:style>
    <style:style style:name="P4" style:family="paragraph" style:parent-style-name="Standard" style:list-style-name="L1">
      <style:text-properties fo:font-size="18pt" officeooo:rsid="00090c8c" officeooo:paragraph-rsid="00090c8c" style:font-size-asian="18pt" style:font-size-complex="18pt"/>
    </style:style>
    <style:style style:name="P5" style:family="paragraph" style:parent-style-name="Standard" style:list-style-name="L1">
      <style:text-properties fo:font-size="18pt" officeooo:rsid="000c3b84" officeooo:paragraph-rsid="000c3b84" style:font-size-asian="18pt" style:font-size-complex="18pt"/>
    </style:style>
    <style:style style:name="P6" style:family="paragraph" style:parent-style-name="Standard" style:list-style-name="L1">
      <style:text-properties fo:font-size="18pt" officeooo:paragraph-rsid="00090c8c" style:font-size-asian="18pt" style:font-size-complex="18pt"/>
    </style:style>
    <style:style style:name="T1" style:family="text">
      <style:text-properties officeooo:rsid="000c3b84"/>
    </style:style>
    <style:style style:name="T2" style:family="text">
      <style:text-properties officeooo:rsid="000ff3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 <text:s text:c="59"/>Date: </text:p>
      <text:p text:style-name="P1">Name 2:</text:p>
      <text:p text:style-name="P1"/>
      <text:p text:style-name="P2"/>
      <text:p text:style-name="P2"/>
      <text:p text:style-name="P2"><text:span text:style-name="T1">Remember the Babies? We have a relation R(BNDM), with FDs</text:span>:</text:p>
      <text:p text:style-name="P2"><text:tab/><text:span text:style-name="T1">B-&gt;M</text:span></text:p>
      <text:p text:style-name="P2"><text:tab/>B<text:span text:style-name="T1">ND-&gt;M</text:span></text:p>
      <text:p text:style-name="P2"><text:tab/><text:span text:style-name="T1">BM-&gt;D</text:span></text:p>
      <text:p text:style-name="P2"><text:tab/></text:p>
      <text:list xml:id="list552759544313452211" text:style-name="L1">
        <text:list-header>
          <text:p text:style-name="P4"><text:span text:style-name="T2">We know this relation is not 3NF. Decompose it into a set of 3NF relations.</text:span><text:line-break/></text:p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5T15:32:14</meta:creation-date>
    <dc:date>2015-05-13T08:46:52.316273566</dc:date>
    <meta:editing-duration>PT14M</meta:editing-duration>
    <meta:editing-cycles>16</meta:editing-cycles>
    <meta:generator>LibreOffice/4.3.7.2$Linux_X86_64 LibreOffice_project/430m0$Build-2</meta:generator>
    <meta:printed-by>anon </meta:printed-by>
    <meta:print-date>2012-06-12T11:07:18</meta:print-date>
    <meta:document-statistic meta:table-count="0" meta:image-count="0" meta:object-count="0" meta:page-count="1" meta:paragraph-count="8" meta:word-count="33" meta:character-count="233" meta:non-whitespace-character-count="142"/>
  </office:meta>
</office:document-meta>
</file>